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95b1" officeooo:paragraph-rsid="001995b1"/>
    </style:style>
    <style:style style:name="P2" style:family="paragraph" style:parent-style-name="Standard">
      <style:text-properties officeooo:rsid="001995b1" officeooo:paragraph-rsid="0019c6cf"/>
    </style:style>
    <style:style style:name="P3" style:family="paragraph" style:parent-style-name="Standard">
      <style:text-properties officeooo:rsid="0019c6cf" officeooo:paragraph-rsid="0019c6cf"/>
    </style:style>
    <style:style style:name="P4" style:family="paragraph" style:parent-style-name="Standard">
      <style:paragraph-properties fo:text-align="end" style:justify-single-word="false"/>
      <style:text-properties officeooo:rsid="0019c6cf" officeooo:paragraph-rsid="0019c6cf"/>
    </style:style>
    <style:style style:name="T1" style:family="text">
      <style:text-properties officeooo:rsid="0019c6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ido Habitante en tus Alturas:</text:p>
      <text:p text:style-name="P3">&lt;br&gt;</text:p>
      <text:p text:style-name="P2"><text:span text:style-name="T1">&lt;br&gt;</text:span>Esto que cae</text:p>
      <text:p text:style-name="P2"><text:span text:style-name="T1">&lt;br&gt;</text:span>y no es la lluvia</text:p>
      <text:p text:style-name="P2"><text:span text:style-name="T1">&lt;br&gt;</text:span>¿acaso crees que ni iba a saber que no son</text:p>
      <text:p text:style-name="P2"><text:span text:style-name="T1">&lt;br&gt;</text:span>tus lagrimas?</text:p>
      <text:p text:style-name="P2"><text:span text:style-name="T1">&lt;br&gt;</text:span>Llueve tranquilo,</text:p>
      <text:p text:style-name="P2"><text:span text:style-name="T1">&lt;br&gt;</text:span>dulce amor,</text:p>
      <text:p text:style-name="P2"><text:span text:style-name="T1">&lt;br&gt;</text:span>ahora que te pesa tu cabina</text:p>
      <text:p text:style-name="P2"><text:span text:style-name="T1">&lt;br&gt;</text:span>y que extrañas el mundo (que tanto te duele)</text:p>
      <text:p text:style-name="P2"><text:span text:style-name="T1">&lt;br&gt;</text:span>y que bajaras como un ave en su propia mano,</text:p>
      <text:p text:style-name="P2"><text:span text:style-name="T1">&lt;br&gt;</text:span>los almanaques te dan la bienvenida</text:p>
      <text:p text:style-name="P2"><text:span text:style-name="T1">&lt;br&gt;</text:span>llenos de aire</text:p>
      <text:p text:style-name="P2"><text:span text:style-name="T1">&lt;br&gt;</text:span>sin piel.</text:p>
      <text:p text:style-name="P2"><text:span text:style-name="T1">&lt;br&gt;</text:span>Tú, que hubieras preferido mil veces</text:p>
      <text:p text:style-name="P2"><text:span text:style-name="T1">&lt;br&gt;</text:span>olvidate que acá abajo…,</text:p>
      <text:p text:style-name="P2"><text:span text:style-name="T1">&lt;br&gt;</text:span>que hubieras querido dejar de pisar la tierra</text:p>
      <text:p text:style-name="P2"><text:span text:style-name="T1">&lt;br&gt;</text:span>el cemento, las alfombras.</text:p>
      <text:p text:style-name="P3">&lt;br&gt;Allá, sintiéndote seguro en el pequeño cuadrado de metal</text:p>
      <text:p text:style-name="P3">&lt;div class=”adelante”&gt;de tu grúa amarilla&lt;/div&gt;</text:p>
      <text:p text:style-name="P4">&lt;div class=”firma”&gt;Paloma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1:44:41.712818927</meta:creation-date>
    <meta:generator>LibreOffice/5.1.6.2$Linux_X86_64 LibreOffice_project/10m0$Build-2</meta:generator>
    <dc:date>2017-10-16T23:15:33.377577382</dc:date>
    <meta:editing-duration>PT1H20M16S</meta:editing-duration>
    <meta:editing-cycles>2</meta:editing-cycles>
    <meta:document-statistic meta:table-count="0" meta:image-count="0" meta:object-count="0" meta:page-count="1" meta:paragraph-count="21" meta:word-count="104" meta:character-count="655" meta:non-whitespace-character-count="572"/>
  </office:meta>
</office:document-meta>
</file>